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paragraph-properties fo:margin-top="0in" fo:margin-bottom="0in" style:contextual-spacing="false"/>
    </style:style>
    <style:style style:name="P2" style:family="paragraph" style:parent-style-name="Text_20_body" style:list-style-name="L1"/>
    <style:style style:name="P3" style:family="paragraph" style:parent-style-name="Text_20_body" style:list-style-name="L2">
      <style:paragraph-properties fo:margin-top="0in" fo:margin-bottom="0in" style:contextual-spacing="false"/>
    </style:style>
    <style:style style:name="P4" style:family="paragraph" style:parent-style-name="Text_20_body" style:list-style-name="L2"/>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text:span text:style-name="Strong_20_Emphasis">Insurance Claim:</text:span></text:h>
      <text:p text:style-name="Text_20_body"><text:span text:style-name="Strong_20_Emphasis">Claim Number:</text:span> 78523-TYH7<text:line-break/><text:span text:style-name="Strong_20_Emphasis">Policyholder Name:</text:span> Emily Carter<text:line-break/><text:span text:style-name="Strong_20_Emphasis">Policyholder Address:</text:span> 523 Oakwood Drive, Springfield, IL 62704<text:line-break/><text:span text:style-name="Strong_20_Emphasis">Policy Number:</text:span> 9786-3021-ABCD<text:line-break/><text:span text:style-name="Strong_20_Emphasis">Date of Claim:</text:span> February 15, 2025<text:line-break/><text:span text:style-name="Strong_20_Emphasis">Type of Claim:</text:span> Home Insurance (Property Damage)</text:p>
      <text:h text:style-name="Heading_20_4" text:outline-level="4"><text:span text:style-name="Strong_20_Emphasis">Incident Description:</text:span></text:h>
      <text:p text:style-name="Text_20_body">On February 14, 2025, at approximately 4:30 PM, a strong storm with heavy rainfall and high winds passed through the Springfield area, causing a large tree to fall onto the roof of my house. The tree caused significant damage to the roof, and several shingles were displaced, allowing water to enter the attic. The water leakage has caused visible ceiling damage in the bedroom below.</text:p>
      <text:p text:style-name="Text_20_body">The fallen tree has been removed by a local contractor, and I have attached the removal receipt for reference. I have also included photographs of the roof damage and the water stains on the ceiling.</text:p>
      <text:h text:style-name="Heading_20_4" text:outline-level="4"><text:span text:style-name="Strong_20_Emphasis">Damages:</text:span></text:h>
      <text:list text:style-name="L1">
        <text:list-item>
          <text:p text:style-name="P1">Roof Damage (estimated at $3,500)</text:p>
        </text:list-item>
        <text:list-item>
          <text:p text:style-name="P1">Water Damage (estimated at $1,200)</text:p>
        </text:list-item>
        <text:list-item>
          <text:p text:style-name="P1">Temporary Roofing Repair (to prevent further water damage, $500)</text:p>
        </text:list-item>
        <text:list-item>
          <text:p text:style-name="P2">Cleanup and Removal of Fallen Tree ($600)</text:p>
        </text:list-item>
      </text:list>
      <text:h text:style-name="Heading_20_4" text:outline-level="4"><text:span text:style-name="Strong_20_Emphasis">Supporting Documents:</text:span></text:h>
      <text:list text:style-name="L2">
        <text:list-item>
          <text:p text:style-name="P3">Photographs of the damage (attached)</text:p>
        </text:list-item>
        <text:list-item>
          <text:p text:style-name="P3">Contractor's report on tree removal (attached)</text:p>
        </text:list-item>
        <text:list-item>
          <text:p text:style-name="P4">Receipt for temporary roofing repair (attached)</text:p>
        </text:list-item>
      </text:list>
      <text:h text:style-name="Heading_20_4" text:outline-level="4"><text:span text:style-name="Strong_20_Emphasis">Policyholder Statement:</text:span></text:h>
      <text:p text:style-name="Text_20_body">I request reimbursement for the damages to my property under my homeowner’s insurance policy. I have already taken initial measures to prevent further damage and am awaiting a professional estimate for the full roof repair</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1" style:font-family-complex="'Noto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2-20T17:26:36.791492774</meta:creation-date>
    <dc:date>2025-02-20T17:28:03.080133727</dc:date>
    <meta:editing-duration>PT1M28S</meta:editing-duration>
    <meta:editing-cycles>1</meta:editing-cycles>
    <meta:document-statistic meta:table-count="0" meta:image-count="0" meta:object-count="0" meta:page-count="1" meta:paragraph-count="16" meta:word-count="225" meta:character-count="1432" meta:non-whitespace-character-count="1230"/>
    <meta:generator>LibreOffice/25.2.0.3$Linux_X86_64 LibreOffice_project/e1cf4a87eb02d755bce1a01209907ea5ddc8f069</meta:generator>
  </office:meta>
</office:document-meta>
</file>